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5367" officeooo:paragraph-rsid="00135367"/>
    </style:style>
    <style:style style:name="P2" style:family="paragraph" style:parent-style-name="Standard">
      <style:text-properties officeooo:rsid="0014b55c" officeooo:paragraph-rsid="0014b55c"/>
    </style:style>
    <style:style style:name="P3" style:family="paragraph" style:parent-style-name="Standard">
      <style:text-properties officeooo:rsid="0015e05b" officeooo:paragraph-rsid="0015e05b"/>
    </style:style>
    <style:style style:name="P4" style:family="paragraph" style:parent-style-name="Standard">
      <style:text-properties officeooo:rsid="0017abe4" officeooo:paragraph-rsid="0017abe4"/>
    </style:style>
    <style:style style:name="T1" style:family="text">
      <style:text-properties officeooo:rsid="0015e0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алидация email <text:span text:style-name="T1">(не пускает без @)</text:span>:</text:p>
      <text:p text:style-name="P1">&lt;input type="text" placeholder="Введите почту" name="email" required&gt;</text:p>
      <text:p text:style-name="P1">=&gt;</text:p>
      <text:p text:style-name="P1">&lt;input type="email" placeholder="Введите почту" name="email" required&gt;</text:p>
      <text:p text:style-name="P1"/>
      <text:p text:style-name="P2">Выпадающий список профессий <text:span text:style-name="T1">(можно оставить так, у нас ведь нет больше профессий, но за это могут доебаться)</text:span></text:p>
      <text:p text:style-name="P1">&lt;label for="prof"&gt;Профессия:&lt;/label&gt;</text:p>
      <text:p text:style-name="P1"><text:s text:c="8"/>&lt;div class="prof"&gt;</text:p>
      <text:p text:style-name="P1"><text:s text:c="10"/>&lt;input class="prof" list="professions_list" type="text" name="prof" placeholder="" value=""&gt;&lt;br&gt;&lt;/br&gt;</text:p>
      <text:p text:style-name="P1"><text:s text:c="10"/>&lt;datalist id="professions_list"&gt;</text:p>
      <text:p text:style-name="P1"><text:s text:c="12"/>&lt;option value="Data Scientist"&gt;</text:p>
      <text:p text:style-name="P1"><text:s text:c="12"/>&lt;option value="Тестировщик"&gt;</text:p>
      <text:p text:style-name="P1"><text:s text:c="12"/>&lt;option value="Специалист информационной безопасности"&gt;</text:p>
      <text:p text:style-name="P1"><text:s text:c="10"/>&lt;/datalist&gt;</text:p>
      <text:p text:style-name="P1"><text:s text:c="8"/>&lt;/div&gt;</text:p>
      <text:p text:style-name="P1"/>
      <text:p text:style-name="P3">Есть идея вынести datalist в отдельный файл и импортить в expert_panel</text:p>
      <text:p text:style-name="P3">а сам datalist записывать с помощью скрипта, который запрашивает из бд профессии и генерит код (и запускать скрипт каждый раз после обновления бд??):</text:p>
      <text:p text:style-name="P3"/>
      <text:p text:style-name="P3">println(&lt;datalist id=”professions_list”&gt;)</text:p>
      <text:p text:style-name="P3">for (profession in бд) { </text:p>
      <text:p text:style-name="P3"><text:tab/>println(&lt;option value=”${profession.name}”&gt;&lt;/option&gt;)</text:p>
      <text:p text:style-name="P3">}</text:p>
      <text:p text:style-name="P3">println(&lt;/datalist&gt;)</text:p>
      <text:p text:style-name="P3"/>
      <text:p text:style-name="P3"/>
      <text:p text:style-name="P4">Фото как ссылка</text:p>
      <text:p text:style-name="P4">&lt;a href="index.php"&gt;&lt;img src="img/ITMOMENT_logo.png"&gt;&lt;/a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04:48:36.138690117</meta:creation-date>
    <dc:date>2023-03-31T06:13:36.365465959</dc:date>
    <meta:editing-duration>PT24M29S</meta:editing-duration>
    <meta:editing-cycles>1</meta:editing-cycles>
    <meta:document-statistic meta:table-count="0" meta:image-count="0" meta:object-count="0" meta:page-count="1" meta:paragraph-count="23" meta:word-count="111" meta:character-count="1116" meta:non-whitespace-character-count="944"/>
    <meta:generator>LibreOffice/7.3.7.2$Linux_X86_64 LibreOffice_project/30$Build-2</meta:generator>
  </office:meta>
</office:document-meta>
</file>